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5pt" style:font-size-asian="15pt" style:font-size-complex="15pt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text-properties style:font-name="sans-serif" fo:font-size="15pt" style:font-size-asian="15pt" style:font-size-complex="15pt"/>
    </style:style>
    <style:style style:name="P4" style:family="paragraph" style:parent-style-name="Standard">
      <style:text-properties style:font-name="sans-serif" fo:font-size="15pt" officeooo:paragraph-rsid="001118f4" style:font-size-asian="15pt" style:font-size-complex="15pt"/>
    </style:style>
    <style:style style:name="P5" style:family="paragraph" style:parent-style-name="Standard">
      <style:text-properties style:font-name="sans-serif" fo:font-size="15pt" officeooo:rsid="001614b1" officeooo:paragraph-rsid="001614b1" style:font-size-asian="15pt" style:font-size-complex="15pt"/>
    </style:style>
    <style:style style:name="P6" style:family="paragraph" style:parent-style-name="Standard">
      <style:text-properties style:font-name="sans-serif" fo:font-size="15pt" officeooo:rsid="0017df76" officeooo:paragraph-rsid="0017df76" style:font-size-asian="15pt" style:font-size-complex="15pt"/>
    </style:style>
    <style:style style:name="P7" style:family="paragraph" style:parent-style-name="Standard">
      <style:text-properties style:font-name="sans-serif" fo:font-size="12pt" officeooo:rsid="001118f4" officeooo:paragraph-rsid="001118f4" style:font-size-asian="10.5pt" style:font-size-complex="12pt"/>
    </style:style>
    <style:style style:name="P8" style:family="paragraph" style:parent-style-name="Standard">
      <style:text-properties style:font-name="sans-serif" fo:font-size="12pt" officeooo:rsid="001118f4" officeooo:paragraph-rsid="0011f48d" style:font-size-asian="10.5pt" style:font-size-complex="12pt"/>
    </style:style>
    <style:style style:name="P9" style:family="paragraph" style:parent-style-name="Standard">
      <style:text-properties style:font-name="sans-serif" fo:font-size="12pt" officeooo:rsid="001118f4" officeooo:paragraph-rsid="00139f5d" style:font-size-asian="10.5pt" style:font-size-complex="12pt"/>
    </style:style>
    <style:style style:name="P10" style:family="paragraph" style:parent-style-name="Standard">
      <style:text-properties style:font-name="sans-serif" fo:font-size="12pt" officeooo:rsid="001614b1" officeooo:paragraph-rsid="001614b1" style:font-size-asian="10.5pt" style:font-size-complex="12pt"/>
    </style:style>
    <style:style style:name="P11" style:family="paragraph" style:parent-style-name="Standard">
      <style:text-properties style:font-name="sans-serif" fo:font-size="12pt" officeooo:rsid="0017df76" officeooo:paragraph-rsid="0017df76" style:font-size-asian="10.5pt" style:font-size-complex="12pt"/>
    </style:style>
    <style:style style:name="P12" style:family="paragraph" style:parent-style-name="Standard">
      <style:text-properties style:font-name="sans-serif" fo:font-size="12pt" style:text-underline-style="solid" style:text-underline-width="auto" style:text-underline-color="font-color" officeooo:rsid="001118f4" officeooo:paragraph-rsid="001118f4" style:font-size-asian="10.5pt" style:font-size-complex="12pt"/>
    </style:style>
    <style:style style:name="P13" style:family="paragraph" style:parent-style-name="Standard">
      <style:text-properties officeooo:rsid="001118f4" officeooo:paragraph-rsid="0011f48d"/>
    </style:style>
    <style:style style:name="P14" style:family="paragraph" style:parent-style-name="Standard">
      <style:text-properties fo:color="#ff3333" officeooo:rsid="001118f4" officeooo:paragraph-rsid="0011f48d"/>
    </style:style>
    <style:style style:name="P15" style:family="paragraph" style:parent-style-name="Standard">
      <style:text-properties fo:color="#ff3333" style:text-underline-style="none" officeooo:rsid="001118f4" officeooo:paragraph-rsid="0011f48d"/>
    </style:style>
    <style:style style:name="P16" style:family="paragraph" style:parent-style-name="Standard">
      <style:text-properties fo:color="#000000" officeooo:rsid="001118f4" officeooo:paragraph-rsid="001118f4"/>
    </style:style>
    <style:style style:name="P17" style:family="paragraph" style:parent-style-name="Standard">
      <style:text-properties fo:color="#000000" officeooo:rsid="001118f4" officeooo:paragraph-rsid="0011f48d"/>
    </style:style>
    <style:style style:name="P18" style:family="paragraph" style:parent-style-name="Standard">
      <style:text-properties fo:color="#000000" style:text-underline-style="solid" style:text-underline-width="auto" style:text-underline-color="font-color" officeooo:rsid="001118f4" officeooo:paragraph-rsid="001118f4"/>
    </style:style>
    <style:style style:name="P19" style:family="paragraph" style:parent-style-name="Standard">
      <style:text-properties fo:color="#000000" style:text-underline-style="none" officeooo:rsid="001118f4" officeooo:paragraph-rsid="001118f4"/>
    </style:style>
    <style:style style:name="P20" style:family="paragraph" style:parent-style-name="Standard">
      <style:text-properties fo:color="#000000" style:text-underline-style="none" officeooo:rsid="001118f4" officeooo:paragraph-rsid="0011f48d"/>
    </style:style>
    <style:style style:name="P21" style:family="paragraph" style:parent-style-name="Standard">
      <style:text-properties fo:color="#000000" style:text-underline-style="none" officeooo:rsid="001118f4" officeooo:paragraph-rsid="00155fe0"/>
    </style:style>
    <style:style style:name="P22" style:family="paragraph" style:parent-style-name="Standard">
      <style:text-properties fo:color="#000000" style:text-underline-style="none" officeooo:rsid="0011f48d" officeooo:paragraph-rsid="0011f48d"/>
    </style:style>
    <style:style style:name="P23" style:family="paragraph" style:parent-style-name="Standard">
      <style:text-properties fo:color="#000000" style:text-underline-style="none" officeooo:rsid="0011f48d" officeooo:paragraph-rsid="00155fe0"/>
    </style:style>
    <style:style style:name="P24" style:family="paragraph" style:parent-style-name="Standard">
      <style:text-properties fo:color="#000000" style:text-underline-style="none" officeooo:rsid="0011f48d" officeooo:paragraph-rsid="001614b1"/>
    </style:style>
    <style:style style:name="P25" style:family="paragraph" style:parent-style-name="Standard">
      <style:text-properties officeooo:paragraph-rsid="0011f48d"/>
    </style:style>
    <style:style style:name="P26" style:family="paragraph" style:parent-style-name="Standard">
      <style:paragraph-properties fo:break-before="page"/>
      <style:text-properties style:font-name="sans-serif" fo:font-size="15pt" officeooo:paragraph-rsid="001118f4" style:font-size-asian="15pt" style:font-size-complex="15pt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1061a6"/>
    </style:style>
    <style:style style:name="T3" style:family="text">
      <style:text-properties style:font-name="sans-serif" fo:font-size="12pt" style:font-size-asian="10.5pt" style:font-size-complex="12pt"/>
    </style:style>
    <style:style style:name="T4" style:family="text">
      <style:text-properties style:font-name="sans-serif" fo:font-size="12pt" officeooo:rsid="001118f4" style:font-size-asian="10.5pt" style:font-size-complex="12pt"/>
    </style:style>
    <style:style style:name="T5" style:family="text">
      <style:text-properties style:font-name="sans-serif" fo:font-size="12pt" officeooo:rsid="0011f48d" style:font-size-asian="10.5pt" style:font-size-complex="12pt"/>
    </style:style>
    <style:style style:name="T6" style:family="text">
      <style:text-properties style:font-name="sans-serif" fo:font-size="12pt" officeooo:rsid="00155fe0" style:font-size-asian="10.5pt" style:font-size-complex="12pt"/>
    </style:style>
    <style:style style:name="T7" style:family="text">
      <style:text-properties style:font-name="sans-serif" fo:font-size="12pt" officeooo:rsid="001614b1" style:font-size-asian="10.5pt" style:font-size-complex="12pt"/>
    </style:style>
    <style:style style:name="T8" style:family="text">
      <style:text-properties style:font-name="sans-serif" fo:font-size="12pt" style:text-underline-style="none" style:font-size-asian="10.5pt" style:font-size-complex="12pt"/>
    </style:style>
    <style:style style:name="T9" style:family="text">
      <style:text-properties style:font-name="sans-serif" fo:font-size="12pt" style:text-underline-style="none" officeooo:rsid="0011f48d" style:font-size-asian="10.5pt" style:font-size-complex="12pt"/>
    </style:style>
    <style:style style:name="T10" style:family="text">
      <style:text-properties style:font-name="sans-serif" fo:font-size="12pt" style:text-underline-style="none" officeooo:rsid="00155fe0" style:font-size-asian="10.5pt" style:font-size-complex="12pt"/>
    </style:style>
    <style:style style:name="T11" style:family="text">
      <style:text-properties officeooo:rsid="001061a6"/>
    </style:style>
    <style:style style:name="T12" style:family="text">
      <style:text-properties officeooo:rsid="001118f4"/>
    </style:style>
    <style:style style:name="T13" style:family="text">
      <style:text-properties fo:color="#000000" style:text-underline-style="none"/>
    </style:style>
    <style:style style:name="T14" style:family="text">
      <style:text-properties fo:color="#000000" style:text-underline-style="none" officeooo:rsid="0011f48d"/>
    </style:style>
    <style:style style:name="T15" style:family="text">
      <style:text-properties fo:color="#000000" style:text-underline-style="none" officeooo:rsid="00139f5d"/>
    </style:style>
    <style:style style:name="T16" style:family="text">
      <style:text-properties fo:color="#000000" style:font-name="sans-serif" fo:font-size="12pt" style:text-underline-style="none" style:font-size-asian="10.5pt" style:font-size-complex="12pt"/>
    </style:style>
    <style:style style:name="T17" style:family="text">
      <style:text-properties fo:color="#000000" style:font-name="sans-serif" fo:font-size="12pt" style:text-underline-style="none" officeooo:rsid="001118f4" style:font-size-asian="10.5pt" style:font-size-complex="12pt"/>
    </style:style>
    <style:style style:name="T18" style:family="text">
      <style:text-properties fo:color="#000000" style:font-name="sans-serif" fo:font-size="12pt" style:text-underline-style="none" officeooo:rsid="0011f48d" style:font-size-asian="10.5pt" style:font-size-complex="12pt"/>
    </style:style>
    <style:style style:name="T19" style:family="text">
      <style:text-properties fo:color="#000000" style:font-name="sans-serif" fo:font-size="12pt" style:text-underline-style="none" officeooo:rsid="00139f5d" style:font-size-asian="10.5pt" style:font-size-complex="12pt"/>
    </style:style>
    <style:style style:name="T20" style:family="text">
      <style:text-properties fo:color="#000000" style:font-name="sans-serif" fo:font-size="12pt" style:text-underline-style="none" officeooo:rsid="00155fe0" style:font-size-asian="10.5pt" style:font-size-complex="12pt"/>
    </style:style>
    <style:style style:name="T21" style:family="text">
      <style:text-properties fo:color="#000000" style:font-name="sans-serif" fo:font-size="12pt" style:text-underline-style="none" officeooo:rsid="0017df76" style:font-size-asian="10.5pt" style:font-size-complex="12pt"/>
    </style:style>
    <style:style style:name="T22" style:family="text">
      <style:text-properties fo:color="#000000" style:font-name="sans-serif" fo:font-size="12pt" style:font-size-asian="10.5pt" style:font-size-complex="12pt"/>
    </style:style>
    <style:style style:name="T23" style:family="text">
      <style:text-properties fo:color="#000000" style:font-name="sans-serif" fo:font-size="12pt" officeooo:rsid="0011f48d" style:font-size-asian="10.5pt" style:font-size-complex="12pt"/>
    </style:style>
    <style:style style:name="T24" style:family="text">
      <style:text-properties officeooo:rsid="00139f5d"/>
    </style:style>
    <style:style style:name="T25" style:family="text">
      <style:text-properties officeooo:rsid="00155fe0"/>
    </style:style>
    <style:style style:name="T26" style:family="text">
      <style:text-properties fo:color="#ff3333" style:font-name="sans-serif" fo:font-size="12pt" style:font-size-asian="10.5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artado1: Decisiones / riesgo</text:p>
      <text:p text:style-name="P2"><text:span text:style-name="T1"><text:tab/>Con los requisitos →</text:span><text:span text:style-name="T2"> </text:span><text:span text:style-name="T1">múltiples soluciones técnicas</text:span></text:p>
      <text:p text:style-name="P2"><text:span text:style-name="T1"><text:tab/>Decidir la solución a presentar →</text:span><text:span text:style-name="T2"> </text:span><text:span text:style-name="T1">riesgos</text:span></text:p>
      <text:p text:style-name="P1"/>
      <text:p text:style-name="P1">Apartado 2: Determinar Valor añadido</text:p>
      <text:p text:style-name="P1"><text:tab/>Identificar mejoras a incorporar</text:p>
      <text:p text:style-name="P1"><text:tab/>Valorar mejoras →<text:span text:style-name="T11"> </text:span>riesgos</text:p>
      <text:p text:style-name="P1"/>
      <text:p text:style-name="P26"><text:span text:style-name="T12">Requisitos → soluciones técnicas</text:span></text:p>
      <text:p text:style-name="P4"/>
      <text:p text:style-name="P12">Diseño <text:span text:style-name="T25">web</text:span></text:p>
      <text:p text:style-name="P7"/>
      <text:p text:style-name="P8">Multidioma (ob: euskera, castellano; op: inglés)<text:span text:style-name="T13"> →</text:span><text:span text:style-name="T14"> </text:span><text:span text:style-name="T15">sistema de traducción automático con posible edición por parte del administrativo del ayuntamiento</text:span></text:p>
      <text:p text:style-name="P8">Accesibilidad (respon<text:span text:style-name="T24">si</text:span>ve)<text:span text:style-name="T13"> →</text:span><text:span text:style-name="T14"> </text:span><text:span text:style-name="T15">estilo web para escritorio (menú en barra), estilo app para móvil (menú desplegable)</text:span></text:p>
      <text:p text:style-name="P8">Gestión usuarios<text:span text:style-name="T13"> →</text:span><text:span text:style-name="T14"> </text:span><text:span text:style-name="T15">mediante un módulo de gestión de usuarios externo a la programación de la página</text:span></text:p>
      <text:p text:style-name="P9">Áreas privadas, roles<text:span text:style-name="T13"> →</text:span><text:span text:style-name="T14"> </text:span><text:span text:style-name="T15">mediante un módulo de gestión de usuarios externo a la programación de la página</text:span></text:p>
      <text:p text:style-name="P25"><text:span text:style-name="T4">Edición contenidos</text:span><text:span text:style-name="T17"> →</text:span><text:span text:style-name="T18"> </text:span><text:span text:style-name="T19">con acceso por contraseñas seguras para administradores de contenidos </text:span></text:p>
      <text:p text:style-name="P13"><text:span text:style-name="T3">Noticias relacionadas</text:span><text:span text:style-name="T16"> →</text:span><text:span text:style-name="T18"> </text:span><text:span text:style-name="T19">sistema de predicción de noticias relacionadas o de interés para el usuario en base a las noticias vistas por otros usuarios y sistema de etiquetas de temas</text:span></text:p>
      <text:p text:style-name="P13"><text:span text:style-name="T3">Suscripción temas</text:span><text:span text:style-name="T16"> →</text:span><text:span text:style-name="T18"> </text:span><text:span text:style-name="T19">notificación por correo electrónico, SMS y Telegram</text:span></text:p>
      <text:p text:style-name="P25"><text:span text:style-name="T4">Integración redes sociales</text:span><text:span text:style-name="T17"> →</text:span><text:span text:style-name="T18"> </text:span><text:span text:style-name="T19">opciones de compartir en Instagram, Facebook, </text:span><text:span text:style-name="T21">Twitter, </text:span><text:span text:style-name="T19">WhatsApp y email</text:span></text:p>
      <text:p text:style-name="P13"><text:span text:style-name="T3">Gestión archivos</text:span><text:span text:style-name="T16"> →</text:span><text:span text:style-name="T18"> </text:span><text:span text:style-name="T19">sistema de almacenamiento cloud</text:span></text:p>
      <text:p text:style-name="P13"><text:span text:style-name="T3">Backup</text:span><text:span text:style-name="T16"> →</text:span><text:span text:style-name="T18"> </text:span><text:span text:style-name="T19">en cloud y local en RAID</text:span></text:p>
      <text:p text:style-name="P13"><text:span text:style-name="T3">Buscador</text:span><text:span text:style-name="T16"> →</text:span><text:span text:style-name="T18"> </text:span><text:span text:style-name="T19">en la propia página, Google o Yahoo</text:span></text:p>
      <text:p text:style-name="P13"><text:span text:style-name="T3">Autentificación (2 pasos)</text:span><text:span text:style-name="T16"> →</text:span><text:span text:style-name="T18"> </text:span><text:span text:style-name="T19">mediante contraseña </text:span><text:span text:style-name="T20">y correo electrónico</text:span></text:p>
      <text:p text:style-name="P13"><text:span text:style-name="T3">Seguridad</text:span><text:span text:style-name="T16"> →</text:span><text:span text:style-name="T18"> </text:span><text:span text:style-name="T20">https y datos de acceso cifrados</text:span></text:p>
      <text:p text:style-name="P13"><text:span text:style-name="T3">Logs</text:span><text:span text:style-name="T16"> →</text:span><text:span text:style-name="T18"> </text:span><text:span text:style-name="T20">local y cloud</text:span></text:p>
      <text:p text:style-name="P13"><text:span text:style-name="T3">Enlaces rotos</text:span><text:span text:style-name="T16"> →</text:span><text:span text:style-name="T18"> </text:span><text:span text:style-name="T20">notificar al administrador del sistema si se detecta un enlace roto no intencionado</text:span></text:p>
      <text:p text:style-name="P13"><text:span text:style-name="T3">Emails masivos</text:span><text:span text:style-name="T16"> →</text:span><text:span text:style-name="T18"> </text:span><text:span text:style-name="T20">listas de difusión mediante aplicación de terceros</text:span></text:p>
      <text:p text:style-name="P13"><text:span text:style-name="T3">Google Analytics</text:span><text:span text:style-name="T16"> → </text:span><text:span text:style-name="T20">integración en la página</text:span><text:span text:style-name="T18"> </text:span></text:p>
      <text:p text:style-name="P13"><text:span text:style-name="T26">Op: gestión reservas</text:span><text:span text:style-name="T16"> →</text:span><text:span text:style-name="T18"> </text:span></text:p>
      <text:p text:style-name="P13"><text:span text:style-name="T26">Op: newsletter</text:span><text:span text:style-name="T16"> →</text:span><text:span text:style-name="T18"> </text:span></text:p>
      <text:p text:style-name="P14"><text:span text:style-name="T3">Estilo desconocido</text:span><text:span text:style-name="T16"> →</text:span><text:span text:style-name="T18"> </text:span></text:p>
      <text:p text:style-name="P17"><text:span text:style-name="T3">Licencias imágenes</text:span><text:span text:style-name="T8"> →</text:span><text:span text:style-name="T9"> </text:span><text:span text:style-name="T10">uso de fotografías propias del ayuntamiento, de libre uso o propias de los editores</text:span></text:p>
      <text:p text:style-name="P16"><text:span text:style-name="T3"/></text:p>
      <text:p text:style-name="P18"><text:span text:style-name="T3">Estructura web</text:span></text:p>
      <text:p text:style-name="P18"><text:span text:style-name="T3"/></text:p>
      <text:p text:style-name="P19"><text:span text:style-name="T3">Posicionamiento SEO →</text:span><text:span text:style-name="T5"> </text:span><text:span text:style-name="T6">técnicas de posicionamiento en los principales buscadores de internet</text:span></text:p>
      <text:p text:style-name="P20"><text:span text:style-name="T3">Métricas impacto →</text:span><text:span text:style-name="T5"> </text:span><text:span text:style-name="T6">acceso a la información de desde dónde acceden a la página, cuánto tiempo pasan en ella, a dónde se van cuando salen,...</text:span></text:p>
      <text:p text:style-name="P20"><text:span text:style-name="T3">Noticias <text:s/>→</text:span><text:span text:style-name="T5"> </text:span><text:span text:style-name="T6">formato interactivo, animado, con transiciones entre titulares</text:span></text:p>
      <text:p text:style-name="P20"><text:span text:style-name="T3">Actividades →</text:span><text:span text:style-name="T5"> </text:span><text:span text:style-name="T6">promoción de actividades en el municipio</text:span></text:p>
      <text:p text:style-name="P20"><text:span text:style-name="T3">Información turística →</text:span><text:span text:style-name="T5"> </text:span><text:span text:style-name="T6">con horarios, fechas, precios, responsables, inscripciones,...</text:span></text:p>
      <text:p text:style-name="P20"><text:span text:style-name="T3">Sede electrónica →</text:span><text:span text:style-name="T5"> </text:span><text:span text:style-name="T6">acceso a la actual sede electrónica del ayuntamiento</text:span></text:p>
      <text:p text:style-name="P20"><text:span text:style-name="T3">Portal de transparencia →</text:span><text:span text:style-name="T5"> </text:span><text:span text:style-name="T6">clara disposición de los documentos, fácil acceso, avisos de nuevos documentos</text:span></text:p>
      <text:p text:style-name="P20"><text:span text:style-name="T3">Aspectos legales (LOPD) → </text:span><text:span text:style-name="T6">contratación de un servicio externo de revisión </text:span><text:span text:style-name="T5"><text:s/></text:span></text:p>
      <text:p text:style-name="P20"><text:span text:style-name="T3">Apartados web (información, empleo, comercio,…) →</text:span><text:span text:style-name="T5"> </text:span><text:span text:style-name="T6">de fácil e intuitivo acceso</text:span></text:p>
      <text:p text:style-name="P15"><text:soft-page-break/><text:span text:style-name="T3">Estructura apartados desconocida</text:span><text:span text:style-name="T22"> →</text:span><text:span text:style-name="T23"> </text:span></text:p>
      <text:p text:style-name="P20"><text:span text:style-name="T3">Soporte →</text:span><text:span text:style-name="T5"> </text:span><text:span text:style-name="T6">salvo incidencias ajenas a la programación de la web, resueltas en menos de 48h</text:span></text:p>
      <text:p text:style-name="P21"><text:span text:style-name="T3">Mantenimiento (min: 12 meses) →</text:span><text:span text:style-name="T5"> </text:span><text:span text:style-name="T6">salvo incidencias ajenas a la programación de la web, resueltas en menos de 48h</text:span></text:p>
      <text:p text:style-name="P20"><text:span text:style-name="T3">Hosting (pro: Navarra) →</text:span><text:span text:style-name="T5"> </text:span><text:span text:style-name="T6">en servidores en Navarra</text:span></text:p>
      <text:p text:style-name="P20"><text:span text:style-name="T3">Carga (200GB/mes) →</text:span><text:span text:style-name="T5"> </text:span><text:span text:style-name="T6">garantizado, con picos de hasta 50GB/h</text:span></text:p>
      <text:p text:style-name="P22"><text:span text:style-name="T3">Formación usuarios web (min: 40h)</text:span><text:span text:style-name="T4"> →</text:span><text:span text:style-name="T3"> </text:span><text:span text:style-name="T6">videotutoriales, cursillo online y presencial</text:span></text:p>
      <text:p text:style-name="P22"><text:span text:style-name="T3">Manual de usuario</text:span><text:span text:style-name="T4"> →</text:span><text:span text:style-name="T3"> </text:span><text:span text:style-name="T6">en pdf y videotutoriales</text:span></text:p>
      <text:p text:style-name="P23"><text:span text:style-name="T3">Manual de administrador</text:span><text:span text:style-name="T4"> →</text:span><text:span text:style-name="T3"> </text:span><text:span text:style-name="T6">en pdf, videotutoriales y presencial</text:span></text:p>
      <text:p text:style-name="P22"><text:span text:style-name="T3">Migración web actual</text:span><text:span text:style-name="T4"> →</text:span><text:span text:style-name="T3"> </text:span><text:span text:style-name="T7">adaptación del contenido antiguo a la nueva página</text:span></text:p>
      <text:p text:style-name="P24"><text:span text:style-name="T3">Garantía (min: 1 año)</text:span><text:span text:style-name="T4"> →</text:span><text:span text:style-name="T3"> </text:span><text:span text:style-name="T6">salvo incidencias ajenas a la programación de la web, resueltas en menos de 48h</text:span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5">Riesgos de la solución propuesta</text:p>
      <text:p text:style-name="P5"/>
      <text:p text:style-name="P10">Sistema de traducción automático falla demasiado, sobre todo con el euskera</text:p>
      <text:p text:style-name="P10">Los administradores de contenidos facilitan su contraseña a terceras personas o no siguen las recomendaciones de cambiarla periódicamente y se modifican contenidos de forma no autorizada</text:p>
      <text:p text:style-name="P10">Usuarios incumplen copyright imágenes</text:p>
      <text:p text:style-name="P10">Almacenamiento cloud con precio elevado</text:p>
      <text:p text:style-name="P10">Incompatibilidad actual sede electrónica</text:p>
      <text:p text:style-name="P10">Servicio externo de asesoramiento de LOPD con precio elevado</text:p>
      <text:p text:style-name="P10">Hosting en Navarra con precio elevado</text:p>
      <text:p text:style-name="P10">Incompatibilidad contenidos de la anterior página </text:p>
      <text:p text:style-name="P10"/>
      <text:p text:style-name="P10"/>
      <text:p text:style-name="P10"/>
      <text:p text:style-name="P5">Mejoras a incorporar</text:p>
      <text:p text:style-name="P5"/>
      <text:p text:style-name="P10">Gestión de reservas para, por ejemplo, pistas deportivas, locales municipales, salas de la biblioteca, salones de actos, auditorios, plazas,…</text:p>
      <text:p text:style-name="P10">Newsletter que remitirá la información a quienes se suscriban a ella</text:p>
      <text:p text:style-name="P10">Estilo juvenil, moderno y atrevido pero cómodo y fácil de usar, no basado en páginas de similar índole</text:p>
      <text:p text:style-name="P11">Estructura de apartados con una clara distribución y la posibilidad de acceder al mismo sitio por enlaces diferentes pero con una clara conexión</text:p>
      <text:p text:style-name="P11">Accesibilidad para personas con algún tipo de discapacidad (ceguera, transcripción de vídeos con audio, daltonismo,…)</text:p>
      <text:p text:style-name="P11">Integración con el Twitter del ayuntamiento</text:p>
      <text:p text:style-name="P11">Integración con noticias relacionadas de servicios externos </text:p>
      <text:p text:style-name="P11"/>
      <text:p text:style-name="P11"/>
      <text:p text:style-name="P11"/>
      <text:p text:style-name="P6">Riesgos de las mejoras </text:p>
      <text:p text:style-name="P6"/>
      <text:p text:style-name="P11"><text:soft-page-break/>Estilo no satisface al cliente</text:p>
      <text:p text:style-name="P11">Distribución de los apartados no satisface al cliente</text:p>
      <text:p text:style-name="P11">Dificultad para transcribir todos los vídeos</text:p>
      <text:p text:style-name="P1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7:28:20.109688636</meta:creation-date>
    <meta:generator>LibreOffice/5.1.6.2$Linux_X86_64 LibreOffice_project/10m0$Build-2</meta:generator>
    <dc:date>2018-05-08T18:42:42.385881696</dc:date>
    <meta:editing-duration>PT7M39S</meta:editing-duration>
    <meta:editing-cycles>2</meta:editing-cycles>
    <meta:document-statistic meta:table-count="0" meta:image-count="0" meta:object-count="0" meta:page-count="4" meta:paragraph-count="70" meta:word-count="709" meta:character-count="4694" meta:non-whitespace-character-count="4039"/>
  </office:meta>
</office:document-meta>
</file>